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with (x 3)<text:tab/><text:tab/><text:tab/><text:tab/><text:tab/>env: list of bindings</text:p>
      <text:p text:style-name="Standard"><text:tab/>(with (y 7)</text:p>
      <text:p text:style-name="Standard"><text:tab/><text:tab/>x))</text:p>
      <text:p text:style-name="Standard"/>
      <text:p text:style-name="Standard">Interp – the one that returns the numbe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20<text:tab/>ICN<text:tab/>201101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25T13:39:47</meta:creation-date>
    <dc:date>2011-11-01T15:46:08</dc:date>
    <dc:creator>Braden Licastro</dc:creator>
    <meta:editing-duration>PT00H52M04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22" meta:character-count="116"/>
  </office:meta>
</office:document-meta>
</file>